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ghthouse <text:s/>Stack</text:p>
      <text:p text:style-name="Standard"/>
      <text:p text:style-name="Standard">A protocol to create optimized Multi-Cluster Sensor Networks.</text:p>
      <text:p text:style-name="Standard"/>
      <text:p text:style-name="Standard">Startup:</text:p>
      <text:p text:style-name="Standard"/>
      <text:p text:style-name="Standard"><text:tab/>Every Node waits two times the min-communication intervall, if </text:p>
      <text:p text:style-name="Standard"><text:tab/>It hears none other, it starts sending its id+birthtime as timestamp and </text:p>
      <text:p text:style-name="Standard"><text:tab/>becomes a Lighthouse.</text:p>
      <text:p text:style-name="Standard"/>
      <text:p text:style-name="Standard"><text:tab/>It hears only one node sending in Lighthousemode, it belongs to the cluster, it sends its id in <text:tab/>response to the Lighthouse and registers there becoming a </text:p>
      <text:p text:style-name="Standard"><text:tab/>Sensornode.</text:p>
      <text:p text:style-name="Standard"/>
      <text:p text:style-name="Standard"><text:tab/>It hears several other Lighthouses, it chooses the oldest one and belongs to that cluster, <text:tab/>becoming a Gateway to all other Lighthouses it listend to. After the Sensornode registration <text:tab/>phase for each Lighthouse has ended for each Lighthouse, it sends the id+timestamp of each <text:tab/>Lighthouse it has connections to, to each Lighthouse.</text:p>
      <text:p text:style-name="Standard"><text:tab/>&gt;&gt;Expansion Point: </text:p>
      <text:p text:style-name="Standard"><text:tab/>This might later be used, to optimize wakeup and data-transmission for Gateways</text:p>
      <text:p text:style-name="Standard"/>
      <text:p text:style-name="Standard"><text:tab/>If a Sensornode awakens, and the Lighthouse is missing without replacement, it assumes <text:tab/>Clusterdisruption and does a Start-Up.</text:p>
      <text:p text:style-name="Standard"/>
      <text:p text:style-name="Standard">Localisation (Optional):</text:p>
      <text:p text:style-name="Standard"><text:tab/>Starting with the Clusters Lighthouse, every Node in the Cluster Sends in interval, and every <text:tab/>Node listens, storing the time when he received a decipherable signal.</text:p>
      <text:p text:style-name="Standard"><text:tab/>The Lighthouse synchronises all Communication within its cluster.</text:p>
      <text:p text:style-name="Standard"><text:tab/>&gt;&gt;Expansion Point:</text:p>
      <text:p text:style-name="Standard"><text:tab/>Using Trigonometrie, and our knowledge of the (1/n^2) law, we determinate a rough <text:tab/>distance from the timestamp of silence. Wielding this knowledge from three spots, we <text:tab/>compute the relative position to this (2 results) and use the distance to the fourth to <text:tab/>determinate the correct one.</text:p>
      <text:p text:style-name="Standard"><text:tab/>The nearest one to the Cluster-Lighthouse gets a Clustermap and procceeds for the <text:tab/><text:tab/>Lighthouse, should the Lighthouse run out.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atatransmission:<text:tab/> </text:p>
      <text:p text:style-name="Standard"><text:tab/>Observation: The Communication between Sensornodes is taskbased, meaning it can stretch <text:tab/>across several clusters and can be aryhtmical or rhytmical with great periods of no <text:tab/>communication <text:s/>in between.</text:p>
      <text:p text:style-name="Standard"/>
      <text:p text:style-name="Standard"><text:tab/>Knowledge the Cluster needs to have for Routing: </text:p>
      <text:p text:style-name="Standard"><text:tab/>boolean ConstantCom,Time of Communication, <text:s/>Length of Payload, </text:p>
      <text:p text:style-name="Standard"><text:tab/>NeighbourCluster participating</text:p>
      <text:p text:style-name="Standard"/>
      <text:p text:style-name="Standard"><text:tab/>Knowledge the Sensornodes need:</text:p>
      <text:p text:style-name="Standard"><text:tab/>Time of Communication, Length of Payload,</text:p>
      <text:p text:style-name="Standard"><text:tab/><text:tab/>&gt; (PreagreedTaskID )+InternalID </text:p>
      <text:p text:style-name="Standard"><text:tab/><text:tab/>&gt; (PreagreedTaskID for internal Routing)</text:p>
      <text:p text:style-name="Standard"/>
      <text:p text:style-name="Standard"><text:tab/>SensorNode registrates his in Cluster Communication-wish with local Lighthouse, which <text:tab/>sends a request and a schedule-suggestion to the neighbouring Lighthouses to identify the <text:tab/>communicationpartner.</text:p>
      <text:p text:style-name="Standard"><text:tab/><text:tab/>On Success it computes the in-cluster Route and informs the Nodes concerned.</text:p>
      <text:p text:style-name="Standard"><text:tab/><text:tab/></text:p>
      <text:p text:style-name="Standard"><text:tab/><text:tab/>On Failure it informs the Node denied communication and sentences him to silence <text:tab/><text:tab/>for <text:s/>time min( Lighthouse-Sync-Period, timeSinceLastComRequest²)</text:p>
      <text:p text:style-name="Standard"/>
      <text:p text:style-name="Standard"><text:tab/>Shortest Lighthouse Route is estimated via Dijkstra. The ClusterToClusterRout is send with <text:tab/>the Task-ID and the agreed Schedule-Suggestion or the Schedule-Schnittmenge along the <text:tab/>Clusters participating.</text:p>
      <text:p text:style-name="Standard"><text:tab/>Every Neighbouringcluster whos communication can be disturbed, also gets a copy of that <text:tab/>Schedule part. <text:tab/></text:p>
      <text:p text:style-name="Standard"/>
      <text:p text:style-name="Standard"><text:tab/>The Payload is transmitted in the scheduled Slot. The participating Nodes within the <text:tab/>Cluster receive there wake up “Just-in-Time”, do there job, the last one within a cluster signs <text:tab/>off at the lighthouse, when it wakes up for Lighthouse Broadcas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Seidl-Schulz</meta:initial-creator>
    <meta:creation-date>2014-12-17T08:15:59.84</meta:creation-date>
    <dc:date>2014-12-19T12:02:13.19</dc:date>
    <dc:creator>Florian Seidl-Schulz</dc:creator>
    <meta:editing-duration>PT20H41M11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2" meta:paragraph-count="35" meta:word-count="450" meta:character-count="3166"/>
  </office:meta>
</office:document-meta>
</file>